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3c45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c451" officeooo:paragraph-rsid="0013c45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8e80" officeooo:paragraph-rsid="00158e8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627c" officeooo:paragraph-rsid="001b627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349284" officeooo:paragraph-rsid="00349284" style:font-weight-asian="bold" style:font-weight-complex="bold"/>
    </style:style>
    <style:style style:name="P6" style:family="paragraph" style:parent-style-name="Standard">
      <style:text-properties fo:font-weight="bold" officeooo:rsid="00349284" officeooo:paragraph-rsid="00349284" style:font-weight-asian="bold" style:font-weight-complex="bold"/>
    </style:style>
    <style:style style:name="P7" style:family="paragraph" style:parent-style-name="Standard">
      <style:text-properties fo:font-weight="bold" officeooo:rsid="0037e421" officeooo:paragraph-rsid="0037e421" style:font-weight-asian="bold" style:font-weight-complex="bold"/>
    </style:style>
    <style:style style:name="P8" style:family="paragraph" style:parent-style-name="Standard">
      <style:text-properties fo:font-weight="bold" officeooo:rsid="0038af03" officeooo:paragraph-rsid="0038af0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3efb0" officeooo:paragraph-rsid="0033efb0" fo:background-color="#ffaa9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349284" officeooo:paragraph-rsid="00349284" fo:background-color="#ffaa9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3c451" fo:background-color="#ffa6a6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58e80" officeooo:paragraph-rsid="00158e80" style:font-weight-asian="normal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fo:font-weight="normal" officeooo:rsid="00158e80" officeooo:paragraph-rsid="00158e80" style:font-weight-asian="normal" style:font-weight-complex="normal"/>
    </style:style>
    <style:style style:name="P14" style:family="paragraph" style:parent-style-name="Standard" style:list-style-name="L6">
      <style:paragraph-properties fo:text-align="justify" style:justify-single-word="false"/>
      <style:text-properties fo:font-weight="normal" officeooo:rsid="00158e80" officeooo:paragraph-rsid="00158e80" style:font-weight-asian="normal" style:font-weight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fo:font-weight="normal" officeooo:rsid="0019d6cb" officeooo:paragraph-rsid="0019d6c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33efb0" officeooo:paragraph-rsid="0033efb0" style:font-weight-asian="normal" style:font-weight-complex="normal"/>
    </style:style>
    <style:style style:name="P17" style:family="paragraph" style:parent-style-name="Standard" style:list-style-name="L8">
      <style:paragraph-properties fo:text-align="justify" style:justify-single-word="false"/>
      <style:text-properties officeooo:paragraph-rsid="0033efb0"/>
    </style:style>
    <style:style style:name="P18" style:family="paragraph" style:parent-style-name="Standard" style:list-style-name="L9">
      <style:paragraph-properties fo:text-align="justify" style:justify-single-word="false"/>
      <style:text-properties officeooo:paragraph-rsid="0033efb0"/>
    </style:style>
    <style:style style:name="P19" style:family="paragraph" style:parent-style-name="Standard">
      <style:text-properties officeooo:rsid="00255446" officeooo:paragraph-rsid="00255446"/>
    </style:style>
    <style:style style:name="P20" style:family="paragraph" style:parent-style-name="Standard">
      <style:text-properties officeooo:rsid="00349284" officeooo:paragraph-rsid="00349284"/>
    </style:style>
    <style:style style:name="P21" style:family="paragraph" style:parent-style-name="Standard">
      <style:text-properties officeooo:paragraph-rsid="00349284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officeooo:paragraph-rsid="0030aca3"/>
    </style:style>
    <style:style style:name="P24" style:family="paragraph" style:parent-style-name="Table_20_Contents">
      <style:paragraph-properties fo:text-align="justify" style:justify-single-word="false"/>
      <style:text-properties officeooo:rsid="001b627c" officeooo:paragraph-rsid="001b627c"/>
    </style:style>
    <style:style style:name="P25" style:family="paragraph" style:parent-style-name="Table_20_Contents">
      <style:paragraph-properties fo:text-align="justify" style:justify-single-word="false"/>
      <style:text-properties officeooo:rsid="001ca058" officeooo:paragraph-rsid="001ca058"/>
    </style:style>
    <style:style style:name="P26" style:family="paragraph" style:parent-style-name="Table_20_Contents">
      <style:paragraph-properties fo:text-align="justify" style:justify-single-word="false"/>
      <style:text-properties officeooo:rsid="001e8de0" officeooo:paragraph-rsid="001e8de0"/>
    </style:style>
    <style:style style:name="P27" style:family="paragraph" style:parent-style-name="Table_20_Contents">
      <style:paragraph-properties fo:text-align="justify" style:justify-single-word="false"/>
      <style:text-properties officeooo:rsid="00206954" officeooo:paragraph-rsid="00206954"/>
    </style:style>
    <style:style style:name="P28" style:family="paragraph" style:parent-style-name="Table_20_Contents">
      <style:paragraph-properties fo:text-align="justify" style:justify-single-word="false"/>
      <style:text-properties officeooo:rsid="00215ebd" officeooo:paragraph-rsid="00215ebd"/>
    </style:style>
    <style:style style:name="P29" style:family="paragraph" style:parent-style-name="Table_20_Contents">
      <style:paragraph-properties fo:text-align="justify" style:justify-single-word="false"/>
      <style:text-properties officeooo:rsid="00239ccf" officeooo:paragraph-rsid="00239ccf"/>
    </style:style>
    <style:style style:name="P30" style:family="paragraph" style:parent-style-name="Table_20_Contents">
      <style:paragraph-properties fo:text-align="justify" style:justify-single-word="false"/>
      <style:text-properties officeooo:rsid="00265944" officeooo:paragraph-rsid="00265944"/>
    </style:style>
    <style:style style:name="P31" style:family="paragraph" style:parent-style-name="Table_20_Contents">
      <style:paragraph-properties fo:text-align="justify" style:justify-single-word="false"/>
      <style:text-properties officeooo:rsid="0027db56" officeooo:paragraph-rsid="0027db56"/>
    </style:style>
    <style:style style:name="P32" style:family="paragraph" style:parent-style-name="Table_20_Contents">
      <style:paragraph-properties fo:text-align="justify" style:justify-single-word="false"/>
      <style:text-properties officeooo:rsid="002859fe" officeooo:paragraph-rsid="002859fe"/>
    </style:style>
    <style:style style:name="P33" style:family="paragraph" style:parent-style-name="Table_20_Contents">
      <style:paragraph-properties fo:text-align="justify" style:justify-single-word="false"/>
      <style:text-properties officeooo:rsid="0028b6ec" officeooo:paragraph-rsid="0028b6ec"/>
    </style:style>
    <style:style style:name="P34" style:family="paragraph" style:parent-style-name="Table_20_Contents">
      <style:paragraph-properties fo:text-align="justify" style:justify-single-word="false"/>
      <style:text-properties officeooo:rsid="0028c0b5" officeooo:paragraph-rsid="0028c0b5"/>
    </style:style>
    <style:style style:name="P35" style:family="paragraph" style:parent-style-name="Table_20_Contents">
      <style:paragraph-properties fo:text-align="justify" style:justify-single-word="false"/>
      <style:text-properties officeooo:rsid="002b6aa4" officeooo:paragraph-rsid="002b6aa4"/>
    </style:style>
    <style:style style:name="P36" style:family="paragraph" style:parent-style-name="Table_20_Contents">
      <style:paragraph-properties fo:text-align="justify" style:justify-single-word="false"/>
      <style:text-properties officeooo:rsid="002e44cd" officeooo:paragraph-rsid="002e44cd"/>
    </style:style>
    <style:style style:name="P37" style:family="paragraph" style:parent-style-name="Table_20_Contents">
      <style:paragraph-properties fo:text-align="justify" style:justify-single-word="false"/>
      <style:text-properties officeooo:rsid="002f488c" officeooo:paragraph-rsid="002f488c"/>
    </style:style>
    <style:style style:name="P38" style:family="paragraph" style:parent-style-name="Table_20_Contents">
      <style:paragraph-properties fo:text-align="justify" style:justify-single-word="false"/>
      <style:text-properties officeooo:rsid="0030aca3" officeooo:paragraph-rsid="0030aca3" fo:background-color="#ffff00"/>
    </style:style>
    <style:style style:name="P39" style:family="paragraph" style:parent-style-name="Table_20_Contents">
      <style:paragraph-properties fo:text-align="justify" style:justify-single-word="false"/>
      <style:text-properties officeooo:rsid="00206954" officeooo:paragraph-rsid="00206954" fo:background-color="#ffff00"/>
    </style:style>
    <style:style style:name="P40" style:family="paragraph" style:parent-style-name="Text_20_body">
      <style:paragraph-properties fo:text-align="justify" style:justify-single-word="false"/>
      <style:text-properties officeooo:rsid="00215ebd" officeooo:paragraph-rsid="00215ebd"/>
    </style:style>
    <style:style style:name="T1" style:family="text">
      <style:text-properties fo:font-weight="bold" officeooo:rsid="0013c451" style:font-weight-asian="bold" style:font-weight-complex="bold"/>
    </style:style>
    <style:style style:name="T2" style:family="text">
      <style:text-properties fo:font-weight="bold" officeooo:rsid="00349284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officeooo:rsid="00349284" fo:background-color="#81d41a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f672" style:font-weight-asian="normal" style:font-weight-complex="normal"/>
    </style:style>
    <style:style style:name="T7" style:family="text">
      <style:text-properties fo:font-weight="normal" officeooo:rsid="00166082" style:font-weight-asian="normal" style:font-weight-complex="normal"/>
    </style:style>
    <style:style style:name="T8" style:family="text">
      <style:text-properties fo:font-weight="normal" officeooo:rsid="0033efb0" style:font-weight-asian="normal" style:font-weight-complex="normal"/>
    </style:style>
    <style:style style:name="T9" style:family="text">
      <style:text-properties fo:font-weight="normal" officeooo:rsid="00349284" style:font-weight-asian="normal" style:font-weight-complex="normal"/>
    </style:style>
    <style:style style:name="T10" style:family="text">
      <style:text-properties fo:font-weight="normal" officeooo:rsid="0038af03" style:font-weight-asian="normal" style:font-weight-complex="normal"/>
    </style:style>
    <style:style style:name="T11" style:family="text">
      <style:text-properties fo:font-weight="normal" officeooo:rsid="0033efb0" fo:background-color="#ffff00" loext:char-shading-value="0" style:font-weight-asian="normal" style:font-weight-complex="normal"/>
    </style:style>
    <style:style style:name="T12" style:family="text">
      <style:text-properties officeooo:rsid="002004c7"/>
    </style:style>
    <style:style style:name="T13" style:family="text">
      <style:text-properties fo:background-color="#ff8000" loext:char-shading-value="0"/>
    </style:style>
    <style:style style:name="T14" style:family="text">
      <style:text-properties officeooo:rsid="00231382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31382"/>
    </style:style>
    <style:style style:name="T17" style:family="text">
      <style:text-properties officeooo:rsid="00268d2c"/>
    </style:style>
    <style:style style:name="T18" style:family="text">
      <style:text-properties officeooo:rsid="0029eba4"/>
    </style:style>
    <style:style style:name="T19" style:family="text">
      <style:text-properties officeooo:rsid="002cd152"/>
    </style:style>
    <style:style style:name="T20" style:family="text">
      <style:text-properties officeooo:rsid="002e44cd"/>
    </style:style>
    <style:style style:name="T21" style:family="text">
      <style:text-properties loext:padding="0cm" loext:border="none"/>
    </style:style>
    <style:style style:name="T22" style:family="text">
      <style:text-properties officeooo:rsid="0030aca3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38af03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SGDRegressor</text:span></text:p>
      <text:p text:style-name="P11"><text:span text:style-name="T1"/></text:p>
      <text:p text:style-name="P19">более подробно в <text:a xlink:type="simple" xlink:href="https://scikit-learn.org/stable/" text:style-name="Internet_20_link" text:visited-style-name="Visited_20_Internet_20_Link">https://scikit-learn.org/stable/</text:a></text:p>
      <text:p text:style-name="P19"/>
      <text:p text:style-name="P1"><text:span text:style-name="Strong_20_Emphasis">Stochastic Gradient Descent Regressor</text:span> (Стохастический Градиентный Спуск для регрессии).</text:p>
      <text:p text:style-name="P2"/>
      <text:p text:style-name="P3">Регуляризатор — <text:span text:style-name="T5">это штрафная функция(L1, L2), добавляемая к LOSS, уменьшающая параметры модели (w)</text:span><text:span text:style-name="T6"> по направлению к <text:s/>нулевому вектору</text:span><text:span text:style-name="T7">. Если обновление параметров превышает значение 0 из-за регуляризатора, то LOSS усекается до 0</text:span></text:p>
      <text:p text:style-name="P3">Преимуществами стохастического градиентного спуска являются:</text:p>
      <text:list text:style-name="L5">
        <text:list-item>
          <text:p text:style-name="P13">Эффективность.</text:p>
        </text:list-item>
        <text:list-item>
          <text:p text:style-name="P13">Простота реализации (множество возможностей для настройки кода).</text:p>
        </text:list-item>
        <text:list-item>
          <text:p text:style-name="P15">Для задач с большим количеством выборок отлично подходит(более 10 000)</text:p>
        </text:list-item>
      </text:list>
      <text:p text:style-name="P3">К недостаткам стохастического градиентного спуска относятся:</text:p>
      <text:list text:style-name="L6">
        <text:list-item>
          <text:p text:style-name="P14">SGD требует ряда гиперпараметров, таких как параметр регуляризации и количество итераций.</text:p>
        </text:list-item>
        <text:list-item>
          <text:p text:style-name="P14">SGD чувствителен к масштабированию объектов.</text:p>
        </text:list-item>
      </text:list>
      <text:p text:style-name="P12"/>
      <text:p text:style-name="P12"/>
      <text:p text:style-name="P4">Параметры: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<text:span text:style-name="T23">Loss </text:span>=“squared_error“</text:p>
          </table:table-cell>
          <table:table-cell table:style-name="Таблица1.B1" office:value-type="string">
            <text:p text:style-name="P24">Указываешь функцию потерь</text:p>
          </table:table-cell>
        </table:table-row>
        <table:table-row>
          <table:table-cell table:style-name="Таблица1.A2" office:value-type="string">
            <text:p text:style-name="P24"><text:span text:style-name="T23">Penalty</text:span> = „l2“</text:p>
          </table:table-cell>
          <table:table-cell table:style-name="Таблица1.B2" office:value-type="string">
            <text:p text:style-name="P24">Если указать None, то регуляризация не добавляется</text:p>
          </table:table-cell>
        </table:table-row>
        <table:table-row>
          <table:table-cell table:style-name="Таблица1.A2" office:value-type="string">
            <text:p text:style-name="P25"><text:span text:style-name="T23">Alpha</text:span>=0.0001</text:p>
          </table:table-cell>
          <table:table-cell table:style-name="Таблица1.B2" office:value-type="string">
            <text:p text:style-name="P26">Константа перед регуляризацией (a*Lp) <text:span text:style-name="T12">принимает значения от 0 до inf</text:span></text:p>
          </table:table-cell>
        </table:table-row>
        <table:table-row>
          <table:table-cell table:style-name="Таблица1.A2" office:value-type="string">
            <text:p text:style-name="P39">l1_ration</text:p>
          </table:table-cell>
          <table:table-cell table:style-name="Таблица1.B2" office:value-type="string">
            <text:p text:style-name="P27">Принимает значения от 0 до 1. Применяется только при elastic_net, чтобы показать коэффицент влияния L1 и L2</text:p>
          </table:table-cell>
        </table:table-row>
        <table:table-row>
          <table:table-cell table:style-name="Таблица1.A2" office:value-type="string">
            <text:p text:style-name="P27"><text:span text:style-name="T23">Fit_intercept</text:span>= True</text:p>
          </table:table-cell>
          <table:table-cell table:style-name="Таблица1.B2" office:value-type="string">
            <text:p text:style-name="P22">Что означает `fit_intercept`:</text:p>
            <text:p text:style-name="P22">Модель вычисляет перехват b в уравнении:</text:p>
            <text:p text:style-name="P22">y = w_1 x_1 + w_2 x_2 + \dots + w_n x_n + b</text:p>
            <text:p text:style-name="P22"/>
            <text:p text:style-name="P22">Это означает, что регрессионная линия может не проходить через начало координат ((0, 0)).</text:p>
            <text:p text:style-name="P22"/>
            <text:p text:style-name="P22">**False:** Модель не добавляет перехват, то есть предполагается, что линия регрессии должна проходить через начало координат. Уравнение будет:</text:p>
            <text:p text:style-name="P22"/>
            <text:p text:style-name="P22">y = w_1 x_1 + w_2 x_2 + \dots + w_n x_n</text:p>
          </table:table-cell>
        </table:table-row>
        <table:table-row>
          <table:table-cell table:style-name="Таблица1.A2" office:value-type="string">
            <text:p text:style-name="P28"><text:span text:style-name="T23">max_iter</text:span>= 1000</text:p>
          </table:table-cell>
          <table:table-cell table:style-name="Таблица1.B2" office:value-type="string">
            <text:p text:style-name="P28">Максимальное число эпох.</text:p>
            <text:p text:style-name="P28"><text:span text:style-name="T13">Эпоха</text:span> — это проход по всей обучающей выборке один раз, где модель меняет веса</text:p>
            <text:p text:style-name="P28"/>
            <text:p text:style-name="P40">Количество эпох определяет, сколько раз модель будет проходить через весь обучающий набор. Если эпох слишком мало, модель может не успеть научиться. Если эпох <text:soft-page-break/>слишком много, модель может начать переобучаться (overfitting). <text:span text:style-name="T14">(Можно найти оптимальное значение с </text:span><text:span text:style-name="T16">ВАЛИДАЦИЕЙ</text:span><text:span text:style-name="T14">)</text:span></text:p>
            <text:p text:style-name="P40"/>
            <text:p text:style-name="P40"/>
            <text:p text:style-name="P28"/>
          </table:table-cell>
        </table:table-row>
        <table:table-row>
          <table:table-cell table:style-name="Таблица1.A2" office:value-type="string">
            <text:p text:style-name="P29"><text:span text:style-name="T23">Tol</text:span> = 0.001</text:p>
          </table:table-cell>
          <table:table-cell table:style-name="Таблица1.B2" office:value-type="string">
            <text:p text:style-name="P30">Tol — tolerance — <text:span text:style-name="T17">это пороговое значение для прекращения обучения. Обучение прекращается, когда изменение параметров становится незначительными (порог задается с помощью tol)</text:span></text:p>
          </table:table-cell>
        </table:table-row>
        <table:table-row>
          <table:table-cell table:style-name="Таблица1.A2" office:value-type="string">
            <text:p text:style-name="P31"><text:span text:style-name="T23">random_state</text:span>=None</text:p>
          </table:table-cell>
          <table:table-cell table:style-name="Таблица1.B2" office:value-type="string">
            <text:p text:style-name="P34">В ML большинство алгоритмов используют рандомные значения, а random_state устанавливает seed(как я понял), <text:span text:style-name="T18">чтобы при повторном запуске результат был тем же</text:span></text:p>
          </table:table-cell>
        </table:table-row>
        <table:table-row>
          <table:table-cell table:style-name="Таблица1.A2" office:value-type="string">
            <text:p text:style-name="P31"><text:span text:style-name="T23">Eta0</text:span>=0.01</text:p>
          </table:table-cell>
          <table:table-cell table:style-name="Таблица1.B2" office:value-type="string">
            <text:p text:style-name="P35"><text:span text:style-name="T19">Ш</text:span>аг обучения</text:p>
          </table:table-cell>
        </table:table-row>
        <table:table-row>
          <table:table-cell table:style-name="Таблица1.A2" office:value-type="string">
            <text:p text:style-name="P31"><text:span text:style-name="T23">early_stopping</text:span>=False</text:p>
          </table:table-cell>
          <table:table-cell table:style-name="Таблица1.B2" office:value-type="string">
            <text:p text:style-name="P22">early_stopping — это метод, при котором обучение прекращается, если модель не улучшает свои результаты на<text:span text:style-name="T15"> валидационном наборе данных</text:span> в течение нескольких итераций (эпох).</text:p>
            <text:p text:style-name="P22"/>
            <text:p text:style-name="P32"><text:span text:style-name="T3">n_iter_no_change</text:span> = 10 — параметр говорящий количество эпох, при котором early_stopping прекращает обучение</text:p>
            <text:p text:style-name="P32"/>
            <text:p text:style-name="P32"> <text:span text:style-name="T20">О</text:span>бучение будет завершено, если оценка валидации, возвращаемая методом  <text:span text:style-name="Source_20_Text"><text:span text:style-name="T21">score</text:span></text:span> <text:span text:style-name="Source_20_Text"><text:span text:style-name="T21">tol</text:span></text:span> втечение <text:span text:style-name="Source_20_Text"><text:span text:style-name="T21">n_iter_no_change</text:span></text:span> последовательных эпох.</text:p>
          </table:table-cell>
        </table:table-row>
        <table:table-row>
          <table:table-cell table:style-name="Таблица1.A2" office:value-type="string">
            <text:p text:style-name="P33"><text:span text:style-name="T23">Shuffle</text:span>= True</text:p>
          </table:table-cell>
          <table:table-cell table:style-name="Таблица1.B2" office:value-type="string">
            <text:p text:style-name="P33">Перемешивание данных после каждой эпохи</text:p>
          </table:table-cell>
        </table:table-row>
        <table:table-row>
          <table:table-cell table:style-name="Таблица1.A2" office:value-type="string">
            <text:p text:style-name="P36"><text:span text:style-name="T23">validation_fraction </text:span>= 0.1</text:p>
          </table:table-cell>
          <table:table-cell table:style-name="Таблица1.B2" office:value-type="string">
            <text:p text:style-name="P37">Работает, если early_stopping = True, для определения сколько % отводить на валидационную выборку</text:p>
          </table:table-cell>
        </table:table-row>
        <table:table-row>
          <table:table-cell table:style-name="Таблица1.A2" office:value-type="string">
            <text:p text:style-name="P38">batch_size</text:p>
          </table:table-cell>
          <table:table-cell table:style-name="Таблица1.B2" office:value-type="string">
            <text:p text:style-name="P23"><text:span text:style-name="T22">Число равное количеству объектов для пересчета градиента. </text:span></text:p>
            <text:p text:style-name="P23">Если <text:span text:style-name="Strong_20_Emphasis"><text:span text:style-name="Source_20_Text">batch_size</text:span></text:span> = 32, это означает, что в одной итерации модель будет обрабатывать 32 примера и использовать их для вычисления градиента и обновления параметров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9"><text:soft-page-break/>Основные атрибуты:</text:p>
      <text:p text:style-name="P5"><text:span text:style-name="T5"/></text:p>
      <text:list text:style-name="L8">
        <text:list-item>
          <text:p text:style-name="P17"><text:span text:style-name="T11">coef_ </text:span><text:span text:style-name="T8">: ndarray of shape (n_features,)</text:span></text:p>
        </text:list-item>
      </text:list>
      <text:p text:style-name="P16">Веса, присвоенные объектам.</text:p>
      <text:list text:style-name="L9">
        <text:list-item>
          <text:p text:style-name="P18"><text:span text:style-name="T11">Intercept_ </text:span><text:span text:style-name="T8">: ndarray of shape (1,)</text:span></text:p>
        </text:list-item>
      </text:list>
      <text:p text:style-name="P16">Термин перехвата.</text:p>
      <text:p text:style-name="P20"/>
      <text:p text:style-name="P21"><text:span text:style-name="T4">Итог</text:span><text:span text:style-name="T2">: </text:span><text:span text:style-name="T9">они вычисляют </text:span><text:span text:style-name="T5">веса и перехват для описания зависимости между входными признаками и целевой переменной.</text:span></text:p>
      <text:p text:style-name="P21"><text:span text:style-name="T9"/></text:p>
      <text:p text:style-name="P10">Основные функции:</text:p>
      <text:p text:style-name="P6"/>
      <text:p text:style-name="P6"/>
      <text:p text:style-name="P7">fit(x, y) — <text:span text:style-name="T10">Обучает модель</text:span><text:span text:style-name="T24">(</text:span><text:span text:style-name="T5">x</text:span>- <text:span text:style-name="T5">обучающая выборка, y — целевая переменная</text:span><text:span text:style-name="T10">)</text:span></text:p>
      <text:p text:style-name="P8">predict(x) — <text:span text:style-name="T5">Предсказание нашей<text:tab/> модели для выборки X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09:08:00.794872099</meta:creation-date>
    <dc:date>2025-03-14T10:42:32.273841071</dc:date>
    <meta:editing-duration>PT1H34M15S</meta:editing-duration>
    <meta:editing-cycles>34</meta:editing-cycles>
    <meta:generator>LibreOffice/7.6.6.3$Linux_X86_64 LibreOffice_project/60$Build-3</meta:generator>
    <meta:document-statistic meta:table-count="1" meta:image-count="0" meta:object-count="0" meta:page-count="3" meta:paragraph-count="57" meta:word-count="467" meta:character-count="3477" meta:non-whitespace-character-count="3060"/>
  </office:meta>
</office:document-meta>
</file>